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officeooo:rsid="0006a590" officeooo:paragraph-rsid="0006a590"/>
    </style:style>
    <style:style style:name="P2" style:family="paragraph" style:parent-style-name="Preformatted_20_Text">
      <style:text-properties fo:font-size="15pt" officeooo:rsid="0006a590" officeooo:paragraph-rsid="0006a590" style:font-size-asian="15pt" style:font-size-complex="15pt"/>
    </style:style>
    <style:style style:name="P3" style:family="paragraph" style:parent-style-name="Preformatted_20_Text">
      <style:paragraph-properties fo:break-before="page"/>
      <style:text-properties fo:font-size="15pt" officeooo:rsid="0006a590" officeooo:paragraph-rsid="0006a590" style:font-size-asian="15pt" style:font-size-complex="15pt"/>
    </style:style>
    <style:style style:name="T1" style:family="text">
      <style:text-properties fo:font-size="13pt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365 廟公是『007』</text:p>
      <text:p text:style-name="P2"/>
      <text:p text:style-name="P2">古早的時，</text:p>
      <text:p text:style-name="P2">Kóo-tsá ê sî, </text:p>
      <text:p text:style-name="P2"/>
      <text:p text:style-name="P2">臺灣不時有人咧講：</text:p>
      <text:p text:style-name="P2">Tâi-uân put-sî ū lâng teh kóng: </text:p>
      <text:p text:style-name="P2"/>
      <text:p text:style-name="P2">「第一賣冰，</text:p>
      <text:p text:style-name="P2">“Tē-it bē ping, </text:p>
      <text:p text:style-name="P2"/>
      <text:p text:style-name="P2">第二做醫生！」</text:p>
      <text:p text:style-name="P2">tē jī tsò i-sing!”</text:p>
      <text:p text:style-name="P2"/>
      <text:p text:style-name="P2">意思是講：</text:p>
      <text:p text:style-name="P2">Ì-sù sī kóng: </text:p>
      <text:p text:style-name="P2"/>
      <text:p text:style-name="P2">做醫生雖然收入袂䆀、社會地位嘛懸，</text:p>
      <text:p text:style-name="P2">tsò i-sing sui-jiân siu-ji̍p bē-bái, siā-huē tē-uī mā kuân, </text:p>
      <text:p text:style-name="P2"/>
      <text:p text:style-name="P2">毋過若欲趁閣較濟錢，</text:p>
      <text:p text:style-name="P2">m̄-koh nā beh thàn koh-khah tsē tsînn,</text:p>
      <text:p text:style-name="P2"/>
      <text:p text:style-name="P2">賣冰會當算第一！</text:p>
      <text:p text:style-name="P2">bē ping ē-tàng sǹg tē-it! </text:p>
      <text:p text:style-name="P2"/>
      <text:p text:style-name="P2">但是佇#春平仔#這馬的心內來講：</text:p>
      <text:p text:style-name="P2">Tān-sī tī #Tshun-pîng--á# tsit-má ê sim-lāi lâi kóng: </text:p>
      <text:p text:style-name="P2"/>
      <text:p text:style-name="P2">「第一做廟公，</text:p>
      <text:p text:style-name="P2">“Tē-it tsò biō-kong, </text:p>
      <text:p text:style-name="P2"/>
      <text:p text:style-name="P2">第二做莊！」</text:p>
      <text:p text:style-name="P2">tē-jī tsò-tsong!”</text:p>
      <text:p text:style-name="P2"/>
      <text:p text:style-name="P2"/>
      <text:p text:style-name="P2"/>
      <text:p text:style-name="P2"/>
      <text:p text:style-name="P2">佇#臺灣#，</text:p>
      <text:p text:style-name="P2">Tī #Tâi-uân#, </text:p>
      <text:p text:style-name="P2"/>
      <text:p text:style-name="P2">干焦政府會當合法做莊─</text:p>
      <text:p text:style-name="P2">kan-na tsìng-hú ē-tàng ha̍p-huat tsò-tsong─ </text:p>
      <text:p text:style-name="P2"/>
      <text:p text:style-name="P2">手攑做公益的旗仔，賣彩券、𤆬頭跋筊，</text:p>
      <text:p text:style-name="P2">tshiú gia̍h tsò kong-ik ê kî-á, bē tshái-kǹg, tshuā-thâu pua̍h-kiáu, </text:p>
      <text:p text:style-name="P2"/>
      <text:p text:style-name="P2">閣會當抽稅金。</text:p>
      <text:p text:style-name="P2">koh ē-tàng thiu suè-kim. </text:p>
      <text:p text:style-name="P2"/>
      <text:p text:style-name="P2">啊若是遐的烏社會咧做莊、跋筊，</text:p>
      <text:p text:style-name="P2">Ah nā-sī hia-ê oo-siā-huē teh tsò-tsong, pua̍h-kiáu, </text:p>
      <text:p text:style-name="P2"/>
      <text:p text:style-name="P2">趁僥倖錢的，</text:p>
      <text:p text:style-name="P2">thàn hiau-hīng-tsînn--ê, </text:p>
      <text:p text:style-name="P2"/>
      <text:p text:style-name="P2">若拄著政府咧掃烏的時，</text:p>
      <text:p text:style-name="P2">nā tú-tio̍h tsìng-hú teh sàu-oo ê sî, </text:p>
      <text:p text:style-name="P2"/>
      <text:p text:style-name="P2">就隨時予人掠去關；</text:p>
      <text:p text:style-name="P2">tō suî-sî hōo lâng lia̍h-khì kuainn; </text:p>
      <text:p text:style-name="P2"/>
      <text:p text:style-name="P2"/>
      <text:p text:style-name="P3">若是開廟做生理就無仝矣，</text:p>
      <text:p text:style-name="P2">nā-sī khui biō tsò-sing-lí tō bô kāng --ah, </text:p>
      <text:p text:style-name="P2"/>
      <text:p text:style-name="P2">趁的錢可能無做莊、跋筊遐濟，</text:p>
      <text:p text:style-name="P2">thàn ê tsînn khó-lîng bô tsò-tsong, pua̍h-kiáu hiah tsē, </text:p>
      <text:p text:style-name="P2"/>
      <text:p text:style-name="P2">毋過#臺灣人#上愛拜拜，</text:p>
      <text:p text:style-name="P2">m̄-koh #Tâi-uân-lâng# siōng ài pài-pài, </text:p>
      <text:p text:style-name="P2"/>
      <text:p text:style-name="P2">行山拜山、遇海拜海，</text:p>
      <text:p text:style-name="P2">kiânn suann pài suann, gū hái pài hái, </text:p>
      <text:p text:style-name="P2"/>
      <text:p text:style-name="P2">一四界攏嘛是大細間廟，</text:p>
      <text:p text:style-name="P2">tsi̍t-sì-kè lóng mā sī tuā-sè king biō, </text:p>
      <text:p text:style-name="P2"/>
      <text:p text:style-name="P2">香火閣不止仔旺！</text:p>
      <text:p text:style-name="P2">hiunn-hué koh put-tsí-á ōng!</text:p>
      <text:p text:style-name="P2"/>
      <text:p text:style-name="P2"/>
      <text:p text:style-name="P2">上重要的是政府官員嘛真濟人愛拜拜，</text:p>
      <text:p text:style-name="P2">Siōng tiōng-iàu--ê sī tsìng-hú kuann-uân mā tsin tsē lâng ài pài-pài, </text:p>
      <text:p text:style-name="P2"/>
      <text:p text:style-name="P2">嘛毋敢對神明不敬，</text:p>
      <text:p text:style-name="P2">mā m̄ kánn tuì sîn-bîng put kìng, </text:p>
      <text:p text:style-name="P2"/>
      <text:p text:style-name="P2">當時捌聽著講神明予人掠去關的？</text:p>
      <text:p text:style-name="P2">tang-sî bat thiann-tio̍h kóng sîn-bîng hōo lâng lia̍h-khì kuainn--ê? </text:p>
      <text:p text:style-name="P2"/>
      <text:p text:style-name="P2">便若想到遮，</text:p>
      <text:p text:style-name="P2">Piān-nā siūnn kàu tsia, </text:p>
      <text:p text:style-name="P2"/>
      <text:p text:style-name="P2">#春平仔#就感覺家己當初的選擇有影是正確的，</text:p>
      <text:p text:style-name="P2">#Tshun-pîng--á# tō kám-kak ka-kī tong-tshoo ê suán-ti̍k ū-iánn sī tsìng-khak--ê, </text:p>
      <text:p text:style-name="P2"/>
      <text:p text:style-name="P2">愈想是愈歡喜！</text:p>
      <text:p text:style-name="P2">jú siūnn sī jú huann-hí!</text:p>
      <text:p text:style-name="P2"/>
      <text:p text:style-name="P2"/>
      <text:p text:style-name="P2"/>
      <text:p text:style-name="P2"/>
      <text:p text:style-name="P2">叮咚……叮咚……，</text:p>
      <text:p text:style-name="P2">Ting-tong... ting-tong..., </text:p>
      <text:p text:style-name="P2"/>
      <text:p text:style-name="P2">辦公桌頂的對講機拄響兩聲，</text:p>
      <text:p text:style-name="P2">pān-kong-toh-tíng ê tuì-káng-ki tú hiáng nn̄g siann, </text:p>
      <text:p text:style-name="P2"/>
      <text:p text:style-name="P2">#春平仔#就紲手提起來講：</text:p>
      <text:p text:style-name="P2">#Tshun-pîng--á# tō suà-tshiú the̍h-khí-lâi kóng: </text:p>
      <text:p text:style-name="P2"/>
      <text:p text:style-name="P2">「#阿娟#！</text:p>
      <text:p text:style-name="P2">“#A-kuan#! </text:p>
      <text:p text:style-name="P2"/>
      <text:p text:style-name="P2">啥物代誌？</text:p>
      <text:p text:style-name="P2">Siánn-mih tāi-tsì?</text:p>
      <text:p text:style-name="P2"/>
      <text:p text:style-name="P2">喔，</text:p>
      <text:p text:style-name="P2">Ooh, </text:p>
      <text:p text:style-name="P2"/>
      <text:p text:style-name="P2">好！</text:p>
      <text:p text:style-name="P2">Hó! </text:p>
      <text:p text:style-name="P2"><text:soft-page-break/></text:p>
      <text:p text:style-name="P2">按呢你先佮伊約後禮拜三、早起#10#點，</text:p>
      <text:p text:style-name="P2">Án-ne lí sing kah i iok āu lé-pài sann, tsá-khí #10# tiám, </text:p>
      <text:p text:style-name="P2"/>
      <text:p text:style-name="P2">交代伊一定愛準時，</text:p>
      <text:p text:style-name="P2">kau-tài i it-tīng ài tsún-sî, </text:p>
      <text:p text:style-name="P2"/>
      <text:p text:style-name="P2">彼工我中晝閣佮#林#議員約欲食飯，</text:p>
      <text:p text:style-name="P2">hit kang guá tiong-tàu koh kah #Lîm# gī-uân iok beh tsia̍h-pn̄g, </text:p>
      <text:p text:style-name="P2"/>
      <text:p text:style-name="P2">你嘛愛做伙去喔！</text:p>
      <text:p text:style-name="P2">lí mā ài tsò-hué khì --ooh! </text:p>
      <text:p text:style-name="P2"/>
      <text:p text:style-name="P2">上重要的，</text:p>
      <text:p text:style-name="P2">Siōng tiōng-iàu--ê, </text:p>
      <text:p text:style-name="P2"/>
      <text:p text:style-name="P2">伊干焦會當#一#个人來，</text:p>
      <text:p text:style-name="P2">i kan-na ē-tàng #tsi̍t# ê lâng lâi, </text:p>
      <text:p text:style-name="P2"/>
      <text:p text:style-name="P2">袂當有一寡生份人抑是記者在場，</text:p>
      <text:p text:style-name="P2">bē-tàng ū tsi̍t-kuá senn-hūn-lâng ia̍h-sī kì-tsiá tsāi-tiûnn, </text:p>
      <text:p text:style-name="P2"/>
      <text:p text:style-name="P2">嘛袂當翕相，</text:p>
      <text:p text:style-name="P2">mā bē-tàng hip-siòng,</text:p>
      <text:p text:style-name="P2"/>
      <text:p text:style-name="P2">知無？」</text:p>
      <text:p text:style-name="P2">tsai --bô?” </text:p>
      <text:p text:style-name="P2"/>
      <text:p text:style-name="P2"/>
      <text:p text:style-name="P2"/>
      <text:p text:style-name="P2">話筒#一#囥落去，</text:p>
      <text:p text:style-name="P2">Uē-tâng #tsi̍t# khǹg --lo̍h-khì, </text:p>
      <text:p text:style-name="P2"/>
      <text:p text:style-name="P2">#春平仔#隨喙笑目笑，</text:p>
      <text:p text:style-name="P2">#Tshun-pîng--á# suî tshuì-tshiò-ba̍k-tshiò,</text:p>
      <text:p text:style-name="P2"/>
      <text:p text:style-name="P2">對這間廟的未來……</text:p>
      <text:p text:style-name="P2">tuì tsit king biō ê bī-lâi... </text:p>
      <text:p text:style-name="P2"/>
      <text:p text:style-name="P2">毋著！</text:p>
      <text:p text:style-name="P2">m̄-tio̍h! </text:p>
      <text:p text:style-name="P2"/>
      <text:p text:style-name="P2">應該是「這間公司」的未來，</text:p>
      <text:p text:style-name="P2">Ing-kai sī “tsit king kong-si” ê bī-lâi, </text:p>
      <text:p text:style-name="P2"/>
      <text:p text:style-name="P2">充滿了自信。</text:p>
      <text:p text:style-name="P2">tshiong-buán liáu tsū-sìn.</text:p>
      <text:p text:style-name="P2"/>
      <text:p text:style-name="P2"/>
      <text:p text:style-name="P2"/>
      <text:p text:style-name="P2"/>
      <text:p text:style-name="P2">當當春平仔咧思考愈來愈好的</text:p>
      <text:p text:style-name="P2">Tng-tong Tshun-pîng--á teh su-khó jú lâi jú hó ê </text:p>
      <text:p text:style-name="P2"/>
      <text:p text:style-name="P2">生理應該愛按怎經營的時，</text:p>
      <text:p text:style-name="P2">sing-lí ing-kai ài án-tsuánn king-îng ê sî, </text:p>
      <text:p text:style-name="P2"/>
      <text:p text:style-name="P2">叮咚、叮咚、叮咚、叮咚……</text:p>
      <text:p text:style-name="P2">ting-tong, ting-tong, ting-tong, ting-tong... </text:p>
      <text:p text:style-name="P2"/>
      <text:p text:style-name="P2"/>
      <text:p text:style-name="P2"/>
      <text:p text:style-name="P2"/>
      <text:p text:style-name="P2"><text:soft-page-break/>辦公桌頂的對講機這改叫甲真著急的款，</text:p>
      <text:p text:style-name="P2">pān-kong-toh-tíng ê tuì-káng-ki tsit kái kiò kah tsin tio̍h-kip ê khuán, </text:p>
      <text:p text:style-name="P2"/>
      <text:p text:style-name="P2">#春平仔#仝款寬寬仔共話筒提起來，</text:p>
      <text:p text:style-name="P2">#Tshun-pîng--á# kāng-khuán khuann-khuann-á kā uē-tâng the̍h--khí-lâi, </text:p>
      <text:p text:style-name="P2"/>
      <text:p text:style-name="P2">氣口無蓋歡喜：</text:p>
      <text:p text:style-name="P2">khuì-kháu bô kài huann-hí: </text:p>
      <text:p text:style-name="P2"/>
      <text:p text:style-name="P2">「按怎？</text:p>
      <text:p text:style-name="P2">“Án-tsuánn? </text:p>
      <text:p text:style-name="P2"/>
      <text:p text:style-name="P2">毋是共你交代過，</text:p>
      <text:p text:style-name="P2">M̄ sī kā lí kau-tài --kuè, </text:p>
      <text:p text:style-name="P2"/>
      <text:p text:style-name="P2">緊事愛寬辦，</text:p>
      <text:p text:style-name="P2">kín-sū ài khuann-pān, </text:p>
      <text:p text:style-name="P2"/>
      <text:p text:style-name="P2">你不時按呢兇兇狂狂，</text:p>
      <text:p text:style-name="P2">lí put-sî án-ne hiong-hiong-kông-kông, </text:p>
      <text:p text:style-name="P2"/>
      <text:p text:style-name="P2">欲哪會有才調做大事業哩？」</text:p>
      <text:p text:style-name="P2">beh ná ē ū tsâi-tiāu tsò tuā sū-gia̍p --lih?”</text:p>
      <text:p text:style-name="P2"/>
      <text:p text:style-name="P2"/>
      <text:p text:style-name="P2"/>
      <text:p text:style-name="P2"/>
      <text:p text:style-name="P2">「主委！</text:p>
      <text:p text:style-name="P2">「Tsú-uí! </text:p>
      <text:p text:style-name="P2"/>
      <text:p text:style-name="P2">毋是我欲攪擾你啦，</text:p>
      <text:p text:style-name="P2">M̄ sī guá beh kiáu-jiáu --lí --lah, </text:p>
      <text:p text:style-name="P2"/>
      <text:p text:style-name="P2">是#民政局#的#蔡#局長講</text:p>
      <text:p text:style-name="P2">sī #Bîn-tsìng-kio̍k# ê #Tshuà# kio̍k-tiúnn kóng </text:p>
      <text:p text:style-name="P2"/>
      <text:p text:style-name="P2">有重要的代誌欲親身共你講，</text:p>
      <text:p text:style-name="P2">ū tiōng-iàu ê tāi-tsì beh tshin-sin kā lí kóng, </text:p>
      <text:p text:style-name="P2"/>
      <text:p text:style-name="P2">叫我一定愛趕緊揣你啦！</text:p>
      <text:p text:style-name="P2">kiò guá it-tīng ài kuánn-kín tshuē --lí --lah! </text:p>
      <text:p text:style-name="P2"/>
      <text:p text:style-name="P2">伊講敲你的手機仔鈃規晡久攏無接，</text:p>
      <text:p text:style-name="P2">I kóng khà lí ê tshiú-ki-á giang kui poo kú lóng bô tsiap, </text:p>
      <text:p text:style-name="P2"/>
      <text:p text:style-name="P2">毋才會敲對我遮來。」</text:p>
      <text:p text:style-name="P2">m̄-tsiah ē khà uì guá tsia lâi.」 </text:p>
      <text:p text:style-name="P2"/>
      <text:p text:style-name="P2">#阿娟仔#是#春平仔#上信任的助理，</text:p>
      <text:p text:style-name="P2">#A-kuan--á# sī #Tshun-pîng--á# siōng sìn-jīm ê tsōo-lí, </text:p>
      <text:p text:style-name="P2"/>
      <text:p text:style-name="P2">干焦伊會當隨時聯絡著#春平仔#，</text:p>
      <text:p text:style-name="P2">kan-na i ē-tàng suî-sî liân-lo̍k tio̍h #Tshun-pîng--á#, </text:p>
      <text:p text:style-name="P2"/>
      <text:p text:style-name="P2">這條專線的對講機嘛只有兩人知影。</text:p>
      <text:p text:style-name="P2">tsit tiâu tsuan-suànn ê tuì-káng-ki mā tsí-ū nn̄g lâng tsai-iánn. </text:p>
      <text:p text:style-name="P2"/>
      <text:p text:style-name="P2"/>
      <text:p text:style-name="P2"/>
      <text:p text:style-name="P2"/>
      <text:p text:style-name="P2"><text:soft-page-break/>「好！</text:p>
      <text:p text:style-name="P2">“Hó! </text:p>
      <text:p text:style-name="P2"/>
      <text:p text:style-name="P2">按呢你共局長講我中晝#12#點半</text:p>
      <text:p text:style-name="P2"><text:span text:style-name="T1">Án-ne lí kā kio̍k-tiúnn kóng guá tiong-tàu #12# tiám puànn</text:span> </text:p>
      <text:p text:style-name="P2"/>
      <text:p text:style-name="P2">佇頂改彼間咖啡廳等伊，</text:p>
      <text:p text:style-name="P2">tī tíng-kái hit king ka-pi-thiann tán --i, </text:p>
      <text:p text:style-name="P2"/>
      <text:p text:style-name="P2">你叫#阿富仔#駛車去辦公室的</text:p>
      <text:p text:style-name="P2">lí kiò #A-hù-á# sái-tshia khì pān-kong-sik ê </text:p>
      <text:p text:style-name="P2"/>
      <text:p text:style-name="P2">正手爿的後尾門等我，</text:p>
      <text:p text:style-name="P2">tsiànn-tshiú-pîng ê āu-bué-mn̂g tán --guá, </text:p>
      <text:p text:style-name="P2"/>
      <text:p text:style-name="P2">順紲通知#廖#總幹事下晡替我共</text:p>
      <text:p text:style-name="P2">sūn-suà thong-ti #Liāu# tsóng-kàn-sū ē-poo thè guá kā </text:p>
      <text:p text:style-name="P2"/>
      <text:p text:style-name="P2">屏東來的進香團#あいさつ#(a̋i-sat-tsuh)一下，</text:p>
      <text:p text:style-name="P2">Pîn-tong lâi ê tsìn-hiunn-thuân #あいさつ#(a̋i-sat-tsuh) --tsi̍t-ē, </text:p>
      <text:p text:style-name="P2"/>
      <text:p text:style-name="P2">猶閣有……</text:p>
      <text:p text:style-name="P2">iáu-koh ū... </text:p>
      <text:p text:style-name="P2"/>
      <text:p text:style-name="P2">下晡有#一#个去附近的#茄苳#國小</text:p>
      <text:p text:style-name="P2">ē-poo ū #tsi̍t# ê khì hù-kīn ê #Ka-tang# kok-sió </text:p>
      <text:p text:style-name="P2"/>
      <text:p text:style-name="P2">捐獎學金的儀式，</text:p>
      <text:p text:style-name="P2">kuan tsióng-ha̍k-kim ê gî-sik, </text:p>
      <text:p text:style-name="P2"/>
      <text:p text:style-name="P2">你替我去，</text:p>
      <text:p text:style-name="P2">lí <text:s/>thè guá khì, </text:p>
      <text:p text:style-name="P2"/>
      <text:p text:style-name="P2">你就共#陳#校長佮家長會#鄭#會長</text:p>
      <text:p text:style-name="P2">lí tō kā #Tân# hāu-tiúnn kah ka-tiúnn-huē #Tēnn# huē-tiúnn </text:p>
      <text:p text:style-name="P2"/>
      <text:p text:style-name="P2">講我臨時有重要的代誌愛處理，</text:p>
      <text:p text:style-name="P2">kóng guá lîm-sî ū tiōng-iàu ê tāi-tsì ài tshú-lí, </text:p>
      <text:p text:style-name="P2"/>
      <text:p text:style-name="P2">後回才去共會失禮！」</text:p>
      <text:p text:style-name="P2">āu huê tsiah khì kā huē-sit-lé!” </text:p>
      <text:p text:style-name="P2"/>
      <text:p text:style-name="P2">聽著#蔡#局長講有重要的代誌欲親身共伊講，</text:p>
      <text:p text:style-name="P2">Thiann-tio̍h #Tshuà# kio̍k-tiúnn kóng ū tiōng-iàu ê tāi-tsì beh tshin-sin kā i kóng, </text:p>
      <text:p text:style-name="P2"/>
      <text:p text:style-name="P2">#春平仔#規身軀的神經線隨絞絚起來，</text:p>
      <text:p text:style-name="P2">#Tshun-pîng--á# kui-sin-khu ê sîn-king-suànn suî ká ân --khí-lâi, </text:p>
      <text:p text:style-name="P2"/>
      <text:p text:style-name="P2">以伊佮#蔡#局長的交情，</text:p>
      <text:p text:style-name="P2">í i kah #Tshuà# kio̍k-tiúnn ê kau-tsîng, </text:p>
      <text:p text:style-name="P2"/>
      <text:p text:style-name="P2">代誌一定真大條才會趕欲揣伊。</text:p>
      <text:p text:style-name="P2">tāi-tsì it-tīng tsin tuā-tiâu tsiah ē kuánn beh tshuē --i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6a590" officeooo:paragraph-rsid="0006a5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365-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14:01:00.258147658</dc:date>
    <meta:editing-duration>PT1M5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186" meta:word-count="1574" meta:character-count="4550" meta:non-whitespace-character-count="4015"/>
  </office:meta>
</office:document-meta>
</file>